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14%" style:writing-mode="lr-tb"/>
      <style:text-properties style:font-name="Liberation Sans"/>
    </style:style>
    <style:style style:name="T1" style:family="text">
      <style:text-properties fo:font-variant="normal" fo:text-transform="none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style:text-line-through-style="none" fo:font-size="12pt" fo:font-style="normal" style:text-underline-style="none" fo:font-weight="normal" style:text-blinking="false" fo:background-color="transparent" style:font-size-asian="12pt" style:font-size-complex="12pt"/>
    </style:style>
    <style:style style:name="T4" style:family="text">
      <style:text-properties fo:language="en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Sandra Catalán received her BSc degree in computer science from Jaume I University in Castellón in 2012, and the MSc Degree in Intelligent Systems from te same university in 2013. She is currently working towards the PhD d</text:span>egree in<text:span text:style-name="T4"> the Department of Computer Science Engineering at the Jaume I University. </text:span><text:span text:style-name="T1"><text:s/></text:span><text:span text:style-name="T2">Her current research is focused on energy saving on moderate-scale clusters and multicore+GPU platfor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</meta:initial-creator>
    <meta:creation-date>2013-05-31T15:13:09</meta:creation-date>
    <dc:date>2014-03-31T09:25:57</dc:date>
    <dc:creator>Manuel Dolz</dc:creator>
    <meta:editing-duration>PT1M28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" meta:word-count="64" meta:character-count="410" meta:non-whitespace-character-count="346"/>
  </office:meta>
</office:document-meta>
</file>